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officeooo:rsid="000ce76f" officeooo:paragraph-rsid="000ce76f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0d1280" officeooo:paragraph-rsid="000d1280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0.06pt solid #000000"/>
      <style:text-properties style:font-name="Arial" fo:font-size="10pt" officeooo:rsid="000ce76f" officeooo:paragraph-rsid="000ce76f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0.06pt solid #000000"/>
      <style:text-properties style:font-name="Arial" fo:font-size="8pt" officeooo:rsid="000ce76f" officeooo:paragraph-rsid="000ce76f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f83a1" officeooo:paragraph-rsid="000f83a1" style:font-size-asian="10pt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0pt" officeooo:rsid="000f83a1" officeooo:paragraph-rsid="000f83a1" style:font-size-asian="10pt" style:font-size-complex="10pt"/>
    </style:style>
    <style:style style:name="P7" style:family="paragraph" style:parent-style-name="Heading_20_1">
      <style:text-properties officeooo:paragraph-rsid="000ce76f"/>
    </style:style>
    <style:style style:name="T1" style:family="text">
      <style:text-properties officeooo:rsid="000ce76f"/>
    </style:style>
    <style:style style:name="T2" style:family="text">
      <style:text-properties officeooo:rsid="000d12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7" text:outline-level="1">Pràctica DAM2-M03-PT31: School manager with ExistDb+XQJ persistence</text:h>
      <text:p text:style-name="P1">Crear una aplicació per a la gestió d’una escola. Les dades a gestionar són els cursos, els alumnes i les inscripcions dels alumnes als cursos.</text:p>
      <text:p text:style-name="P1"/>
      <text:p text:style-name="P1">La definició dels tipus de dades és la següent:</text:p>
      <text:p text:style-name="P1"/>
      <text:p text:style-name="P4">&lt;?xml version="1.0"?&gt;</text:p>
      <text:p text:style-name="P4"/>
      <text:p text:style-name="P4">&lt;xs:schema version="1.0" xmlns:xs="http://www.w3.org/2001/XMLSchema" elementFormDefault="qualified"&gt;</text:p>
      <text:p text:style-name="P4"><text:s text:c="4"/></text:p>
      <text:p text:style-name="P4"><text:s text:c="4"/>&lt;xs:element name="school" type="typeSchool"/&gt;</text:p>
      <text:p text:style-name="P4"><text:s text:c="4"/></text:p>
      <text:p text:style-name="P4"><text:s text:c="4"/>&lt;xs:complexType name="typeSchool"&gt;</text:p>
      <text:p text:style-name="P4"><text:s text:c="8"/>&lt;xs:sequence&gt;</text:p>
      <text:p text:style-name="P4"><text:s text:c="12"/>&lt;xs:element name="courses" type="typeCourses"/&gt;</text:p>
      <text:p text:style-name="P4"><text:s text:c="12"/>&lt;xs:element name="students" type="typeStudents"/&gt;</text:p>
      <text:p text:style-name="P4"><text:s text:c="8"/>&lt;/xs:sequence&gt;</text:p>
      <text:p text:style-name="P4"><text:s text:c="4"/>&lt;/xs:complexType&gt;</text:p>
      <text:p text:style-name="P4"><text:s text:c="4"/></text:p>
      <text:p text:style-name="P4"><text:s text:c="4"/>&lt;xs:complexType name="typeCourses"&gt;</text:p>
      <text:p text:style-name="P4"><text:s text:c="8"/>&lt;xs:sequence&gt;</text:p>
      <text:p text:style-name="P4"><text:s text:c="12"/>&lt;xs:element name="course" type="typeCourse" minOccurs="0" maxOccurs="unbounded"/&gt;</text:p>
      <text:p text:style-name="P4"><text:s text:c="8"/>&lt;/xs:sequence&gt;</text:p>
      <text:p text:style-name="P4"><text:s text:c="4"/>&lt;/xs:complexType&gt;</text:p>
      <text:p text:style-name="P4"><text:s text:c="4"/></text:p>
      <text:p text:style-name="P4"><text:s text:c="4"/>&lt;xs:complexType name="typeStudents"&gt;</text:p>
      <text:p text:style-name="P4"><text:s text:c="8"/>&lt;xs:sequence&gt;</text:p>
      <text:p text:style-name="P4"><text:s text:c="12"/>&lt;xs:element name="student" type="typeStudent" minOccurs="0" maxOccurs="unbounded"/&gt;</text:p>
      <text:p text:style-name="P4"><text:s text:c="8"/>&lt;/xs:sequence&gt;</text:p>
      <text:p text:style-name="P4"><text:s text:c="4"/>&lt;/xs:complexType&gt;</text:p>
      <text:p text:style-name="P4"><text:s text:c="4"/></text:p>
      <text:p text:style-name="P4"><text:s text:c="4"/>&lt;xs:complexType name="typeCourse" mixed="true"&gt;</text:p>
      <text:p text:style-name="P4"><text:s text:c="8"/>&lt;xs:sequence&gt;</text:p>
      <text:p text:style-name="P4"><text:s text:c="12"/>&lt;xs:element name="coursename" type="xs:string"/&gt;</text:p>
      <text:p text:style-name="P4"><text:s text:c="12"/>&lt;xs:element name="duration" type="xs:positiveInteger"/&gt;</text:p>
      <text:p text:style-name="P4"><text:s text:c="12"/>&lt;xs:element name="description" type="xs:string"/&gt;</text:p>
      <text:p text:style-name="P4"><text:s text:c="12"/>&lt;xs:element name="enrolled" type="typeIdStudents"/&gt;</text:p>
      <text:p text:style-name="P4"><text:s text:c="8"/>&lt;/xs:sequence&gt;</text:p>
      <text:p text:style-name="P4"><text:s text:c="8"/>&lt;xs:attribute name="id" type="xs:ID" use="required"/&gt;</text:p>
      <text:p text:style-name="P4"><text:s text:c="4"/>&lt;/xs:complexType&gt; <text:s text:c="3"/></text:p>
      <text:p text:style-name="P4"><text:s text:c="4"/></text:p>
      <text:p text:style-name="P4"><text:s text:c="4"/>&lt;xs:complexType name="typeStudent" mixed="true"&gt;</text:p>
      <text:p text:style-name="P4"><text:s text:c="8"/>&lt;xs:sequence&gt;</text:p>
      <text:p text:style-name="P4"><text:s text:c="12"/>&lt;xs:element name="studentname" type="xs:string"/&gt;</text:p>
      <text:p text:style-name="P4"><text:s text:c="12"/>&lt;xs:element name="age" type="xs:positiveInteger"/&gt;</text:p>
      <text:p text:style-name="P4"><text:s text:c="8"/>&lt;/xs:sequence&gt;</text:p>
      <text:p text:style-name="P4"><text:s text:c="8"/>&lt;xs:attribute name="id" type="xs:ID" use="required"/&gt;</text:p>
      <text:p text:style-name="P4"><text:s text:c="4"/>&lt;/xs:complexType&gt;</text:p>
      <text:p text:style-name="P4"/>
      <text:p text:style-name="P4"><text:s text:c="4"/>&lt;xs:complexType name="typeIdStudents"&gt;</text:p>
      <text:p text:style-name="P4"><text:s text:c="8"/>&lt;xs:sequence&gt;</text:p>
      <text:p text:style-name="P4"><text:s text:c="12"/>&lt;xs:element name="studentref" type="xs:IDREF" minOccurs="0" maxOccurs="unbounded"/&gt;</text:p>
      <text:p text:style-name="P4"><text:s text:c="8"/>&lt;/xs:sequence&gt;</text:p>
      <text:p text:style-name="P4"><text:s text:c="4"/>&lt;/xs:complexType&gt;</text:p>
      <text:p text:style-name="P4"><text:s text:c="4"/></text:p>
      <text:p text:style-name="P4">&lt;/xs:schema&gt;</text:p>
      <text:p text:style-name="P3"/>
      <text:p text:style-name="P1"/>
      <text:p text:style-name="P1">Les dades es desen en la base de dades ExistDb: Col·lecció ‘dam2’, Document ‘school.xml’.</text:p>
      <text:p text:style-name="P1"/>
      <text:p text:style-name="P5">La relació entre cursos i alumnes és (m x n).</text:p>
      <text:p text:style-name="P5"/>
      <text:p text:style-name="P1">Crear el document xml amb les dades de prova necessàries per a provar totes les funcionalitats. El document xml i les dades de prova han de validar correctament amb l’esquema xsd anterior.</text:p>
      <text:p text:style-name="P1"/>
      <text:p text:style-name="P1">Pujar el document xml a la base de dades.</text:p>
      <text:p text:style-name="P1"/>
      <text:p text:style-name="P1"><text:soft-page-break/>Crear una classe amb el patró DAO per fer les consultes requerides a la base de dades, <text:span text:style-name="T2">amb la corresponent documentació interna.</text:span></text:p>
      <text:p text:style-name="P1"/>
      <text:p text:style-name="P2">Crear una classe model per respondre a peticions de consulta i modificació de les dades<text:span text:style-name="T1">, </text:span>amb la corresponent documentació interna.</text:p>
      <text:p text:style-name="P2"/>
      <text:p text:style-name="P2">Crear un controlador i una vista en mode consola amb les classes Menu i Option que us vàrem facilitar. Cal incloure la corresponent documentació.</text:p>
      <text:p text:style-name="P2"/>
      <text:p text:style-name="P2">Cal controlar adequadament els errors i informar sempre a l’usuari del resultat de les accions.</text:p>
      <text:p text:style-name="P2"/>
      <text:p text:style-name="P2">Establir una correcta comunicació entre capes de l’aplicació.</text:p>
      <text:p text:style-name="P2"/>
      <text:p text:style-name="P5">Les funcionalitats requerides són:</text:p>
      <text:p text:style-name="P5"/>
      <text:list xml:id="list236381395" text:style-name="L1">
        <text:list-item>
          <text:p text:style-name="P6">Llistar tots els cursos</text:p>
        </text:list-item>
        <text:list-item>
          <text:p text:style-name="P6">Llistar cursos per nom</text:p>
        </text:list-item>
        <text:list-item>
          <text:p text:style-name="P6">Llistar cursos per durada</text:p>
        </text:list-item>
        <text:list-item>
          <text:p text:style-name="P6">Llistar els alumnes inscrits en un curs</text:p>
        </text:list-item>
        <text:list-item>
          <text:p text:style-name="P6">Llistar tots els alumnes</text:p>
        </text:list-item>
        <text:list-item>
          <text:p text:style-name="P6">Llistar alumnes per nom</text:p>
        </text:list-item>
        <text:list-item>
          <text:p text:style-name="P6">Llistar alumnes per edat</text:p>
        </text:list-item>
        <text:list-item>
          <text:p text:style-name="P6">Llistar cursos d’un alumne</text:p>
        </text:list-item>
        <text:list-item>
          <text:p text:style-name="P6">Afegir curs</text:p>
        </text:list-item>
        <text:list-item>
          <text:p text:style-name="P6">Esborrar curs</text:p>
        </text:list-item>
        <text:list-item>
          <text:p text:style-name="P6">Afegir alumne</text:p>
        </text:list-item>
        <text:list-item>
          <text:p text:style-name="P6">Esborrar alumne</text:p>
        </text:list-item>
        <text:list-item>
          <text:p text:style-name="P6">Inscriure alumne a curs</text:p>
        </text:list-item>
        <text:list-item>
          <text:p text:style-name="P6">Treure alumne de c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00:59.782896823</meta:creation-date>
    <dc:date>2019-03-21T09:24:33.926032420</dc:date>
    <meta:editing-duration>PT11M30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2" meta:paragraph-count="75" meta:word-count="353" meta:character-count="3288" meta:non-whitespace-character-count="2689"/>
  </office:meta>
</office:document-meta>
</file>